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Object1" text:anchor-type="as-char" svg:y="-0.172in" svg:width="2.0839in" svg:height="0.232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draw:frame draw:style-name="fr2" draw:name="Object2" text:anchor-type="as-char" svg:y="-0.172in" svg:width="1.8535in" svg:height="0.2327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><text:span text:style-name="T1"><draw:frame draw:style-name="fr1" draw:name="Object3" text:anchor-type="as-char" svg:y="-0.152in" svg:width="1.4429in" svg:height="0.2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Standard"><text:span text:style-name="T1"/></text:p>
      <text:p text:style-name="Standard"><draw:frame draw:style-name="fr1" draw:name="Object4" text:anchor-type="as-char" svg:y="-0.172in" svg:width="2.002in" svg:height="0.2193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><draw:frame draw:style-name="fr1" draw:name="Object5" text:anchor-type="as-char" svg:y="-0.1681in" svg:width="4.1173in" svg:height="0.2283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><draw:frame draw:style-name="fr1" draw:name="Object6" text:anchor-type="as-char" svg:y="-0.2437in" svg:width="2.2146in" svg:height="0.4165in" draw:z-index="5"><draw:object xlink:href="./Object 6" xlink:type="simple" xlink:show="embed" xlink:actuate="onLoad"/><draw:image xlink:href="./ObjectReplacements/Object 6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15T07:19:13.103823289</meta:creation-date>
    <dc:date>2020-02-10T22:31:35.002091780</dc:date>
    <meta:editing-duration>PT34M45S</meta:editing-duration>
    <meta:editing-cycles>6</meta:editing-cycles>
    <meta:generator>LibreOffice/6.3.4.2.0$Linux_X86_64 LibreOffice_project/30$Build-2</meta:generator>
    <meta:document-statistic meta:table-count="0" meta:image-count="0" meta:object-count="6" meta:page-count="1" meta:paragraph-count="6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row>
      <mrow>
        <msubsup>
          <mi>σ</mi>
          <mi>g</mi>
          <mn>2</mn>
        </msubsup>
        <mo stretchy="false">=</mo>
        <msubsup>
          <mi>σ</mi>
          <mi>x</mi>
          <mn>2</mn>
        </msubsup>
      </mrow>
      <mrow>
        <mrow>
          <msubsup>
            <mi>σ</mi>
            <mi>y</mi>
            <mn>2</mn>
          </msubsup>
          <mo stretchy="false">−</mo>
          <msubsup>
            <mi>σ</mi>
            <mi mathvariant="italic">xy</mi>
            <mn>2</mn>
          </msubsup>
        </mrow>
        <mo stretchy="false">=</mo>
        <msubsup>
          <mi>σ</mi>
          <mi>x</mi>
          <mn>2</mn>
        </msubsup>
      </mrow>
      <msubsup>
        <mi>σ</mi>
        <mi>y</mi>
        <mn>2</mn>
      </msubsup>
      <mrow>
        <mo fence="true" stretchy="false">(</mo>
        <mrow>
          <mrow>
            <mn>1</mn>
            <mo stretchy="false">−</mo>
            <msup>
              <mi>ρ</mi>
              <mn>2</mn>
            </msup>
          </mrow>
        </mrow>
        <mo fence="true" stretchy="false">)</mo>
      </mrow>
    </mrow>
    <annotation encoding="StarMath 5.0">%sigma_g^2 = %sigma_x^2%sigma_y^2 - %sigma_xy^2 = %sigma_x^2%sigma_y^2( 1 - %rho^2 )</annotation>
  </semantics>
</math>
</file>

<file path=Object 2/content.xml><?xml version="1.0" encoding="utf-8"?>
<math xmlns="http://www.w3.org/1998/Math/MathML" display="block">
  <semantics>
    <mrow>
      <mrow>
        <msubsup>
          <mi>s</mi>
          <mi>g</mi>
          <mn>2</mn>
        </msubsup>
        <mo stretchy="false">=</mo>
        <msubsup>
          <mi>s</mi>
          <mi>x</mi>
          <mn>2</mn>
        </msubsup>
      </mrow>
      <mrow>
        <mrow>
          <msubsup>
            <mi>s</mi>
            <mi>y</mi>
            <mn>2</mn>
          </msubsup>
          <mo stretchy="false">−</mo>
          <msubsup>
            <mi>s</mi>
            <mi mathvariant="italic">xy</mi>
            <mn>2</mn>
          </msubsup>
        </mrow>
        <mo stretchy="false">=</mo>
        <msubsup>
          <mi>s</mi>
          <mi>x</mi>
          <mn>2</mn>
        </msubsup>
      </mrow>
      <msubsup>
        <mi>s</mi>
        <mi>y</mi>
        <mn>2</mn>
      </msubsup>
      <mrow>
        <mo fence="true" stretchy="false">(</mo>
        <mrow>
          <mrow>
            <mn>1</mn>
            <mo stretchy="false">−</mo>
            <msup>
              <mi>r</mi>
              <mn>2</mn>
            </msup>
          </mrow>
        </mrow>
        <mo fence="true" stretchy="false">)</mo>
      </mrow>
    </mrow>
    <annotation encoding="StarMath 5.0">s_g^2 = s_x^2 s_y^2 - s_xy^2 = s_x^2 s_y^2( 1 - r^2 )</annotation>
  </semantics>
</math>
</file>

<file path=Object 3/content.xml><?xml version="1.0" encoding="utf-8"?>
<math xmlns="http://www.w3.org/1998/Math/MathML" display="block">
  <semantics>
    <mrow>
      <mi mathvariant="italic">cE</mi>
      <mrow>
        <mrow>
          <mo fence="true" stretchy="false">(</mo>
          <mrow>
            <mi>X</mi>
          </mrow>
          <mo fence="true" stretchy="false">)</mo>
        </mrow>
        <mo stretchy="false">=</mo>
        <mi>E</mi>
      </mrow>
      <mrow>
        <mrow>
          <mo fence="true" stretchy="false">(</mo>
          <mrow>
            <mi mathvariant="italic">cX</mi>
          </mrow>
          <mo fence="true" stretchy="false">)</mo>
        </mrow>
        <mo stretchy="false">=</mo>
        <mi>c</mi>
      </mrow>
      <mi>μ</mi>
    </mrow>
    <annotation encoding="StarMath 5.0">cE(X) =E(cX)=c%mu</annotation>
  </semantics>
</math>
</file>

<file path=Object 4/content.xml><?xml version="1.0" encoding="utf-8"?>
<math xmlns="http://www.w3.org/1998/Math/MathML" display="block">
  <semantics>
    <mrow>
      <msup>
        <mi>c</mi>
        <mn>2</mn>
      </msup>
      <mi mathvariant="italic">VAR</mi>
      <mrow>
        <mrow>
          <mo fence="true" stretchy="false">(</mo>
          <mrow>
            <mi>X</mi>
          </mrow>
          <mo fence="true" stretchy="false">)</mo>
        </mrow>
        <mo stretchy="false">=</mo>
        <mi mathvariant="italic">VAR</mi>
      </mrow>
      <mrow>
        <mrow>
          <mo fence="true" stretchy="false">(</mo>
          <mrow>
            <mi mathvariant="italic">cX</mi>
          </mrow>
          <mo fence="true" stretchy="false">)</mo>
        </mrow>
        <mo stretchy="false">=</mo>
        <msup>
          <mi>c</mi>
          <mn>2</mn>
        </msup>
      </mrow>
      <msup>
        <mi>σ</mi>
        <mn>2</mn>
      </msup>
    </mrow>
    <annotation encoding="StarMath 5.0">c^{2}VAR(X) =VAR(cX)=c^{2}%sigma^{2}</annotation>
  </semantics>
</math>
</file>

<file path=Object 5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row>
              <msub>
                <mi>X</mi>
                <mn>1</mn>
              </msub>
              <mo stretchy="false">+</mo>
              <msub>
                <mi>X</mi>
                <mn>2</mn>
              </msub>
            </mrow>
          </mrow>
          <mo fence="true" stretchy="false">)</mo>
        </mrow>
        <mo stretchy="false">=</mo>
        <mi mathvariant="italic">VAR</mi>
      </mrow>
      <mrow>
        <mrow>
          <mo fence="true" stretchy="false">(</mo>
          <mrow>
            <msub>
              <mi>X</mi>
              <mn>1</mn>
            </msub>
          </mrow>
          <mo fence="true" stretchy="false">)</mo>
        </mrow>
        <mo stretchy="false">+</mo>
        <mi mathvariant="italic">VAR</mi>
      </mrow>
      <mrow>
        <mrow>
          <mo fence="true" stretchy="false">(</mo>
          <mrow>
            <msub>
              <mi>X</mi>
              <mn>2</mn>
            </msub>
          </mrow>
          <mo fence="true" stretchy="false">)</mo>
        </mrow>
        <mo stretchy="false">+</mo>
        <mn>2</mn>
      </mrow>
      <mi>ρ</mi>
      <msqrt>
        <mrow>
          <mi mathvariant="italic">VAR</mi>
          <mrow>
            <mo fence="true" stretchy="false">(</mo>
            <mrow>
              <msub>
                <mi>X</mi>
                <mn>1</mn>
              </msub>
            </mrow>
            <mo fence="true" stretchy="false">)</mo>
          </mrow>
          <mi mathvariant="italic">VAR</mi>
          <mrow>
            <mo fence="true" stretchy="false">(</mo>
            <mrow>
              <msub>
                <mi>X</mi>
                <mn>2</mn>
              </msub>
            </mrow>
            <mo fence="true" stretchy="false">)</mo>
          </mrow>
        </mrow>
      </msqrt>
    </mrow>
    <annotation encoding="StarMath 5.0">VAR( X_{1} + X_{2}) = VAR( X_{1} ) + VAR ( X_{2} ) + 2 %rho sqrt{VAR( X_{1} ) VAR( X_{2} ) }</annotation>
  </semantics>
</math>
</file>

<file path=Object 6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over accent="true">
              <mi>X</mi>
              <mo stretchy="false">¯</mo>
            </mover>
          </mrow>
          <mo fence="true" stretchy="false">)</mo>
        </mrow>
        <mo stretchy="false">=</mo>
        <mfrac>
          <mn>1</mn>
          <msup>
            <mi>n</mi>
            <mn>2</mn>
          </msup>
        </mfrac>
      </mrow>
      <mrow>
        <mrow>
          <mo fence="true" stretchy="false">(</mo>
          <mrow>
            <mrow>
              <msup>
                <mi>σ</mi>
                <mn>2</mn>
              </msup>
              <mo stretchy="false">+</mo>
              <mn>...</mn>
              <mo stretchy="false">+</mo>
              <msup>
                <mi>σ</mi>
                <mn>2</mn>
              </msup>
            </mrow>
          </mrow>
          <mo fence="true" stretchy="false">)</mo>
        </mrow>
        <mo stretchy="false">=</mo>
        <mrow>
          <msup>
            <mi>σ</mi>
            <mn>2</mn>
          </msup>
          <mo stretchy="false">/</mo>
          <mi>n</mi>
        </mrow>
      </mrow>
    </mrow>
    <annotation encoding="StarMath 5.0">VAR( bar X ) = 1 over n ^ { 2 } (%sigma^{2} + ... + %sigma^{2}) = %sigma^{2} / n</annotation>
  </semantics>
</math>
</file>